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Quicksand Medium" svg:font-family="'Quicksand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line-height="200%"/>
      <style:text-properties style:text-underline-style="solid" style:text-underline-width="auto" style:text-underline-color="font-color" officeooo:paragraph-rsid="001c5601"/>
    </style:style>
    <style:style style:name="P2" style:family="paragraph" style:parent-style-name="Preformatted_20_Text">
      <style:paragraph-properties fo:line-height="20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Preformatted_20_Text">
      <style:paragraph-properties fo:line-height="200%"/>
      <style:text-properties style:text-underline-style="solid" style:text-underline-width="auto" style:text-underline-color="font-color" fo:font-weight="bold" officeooo:paragraph-rsid="001c5601" style:font-weight-asian="bold" style:font-weight-complex="bold"/>
    </style:style>
    <style:style style:name="P4" style:family="paragraph" style:parent-style-name="Preformatted_20_Text">
      <style:paragraph-properties fo:line-height="200%"/>
      <style:text-properties style:font-name="Liberation Mono" fo:font-size="10pt" style:text-underline-style="solid" style:text-underline-width="auto" style:text-underline-color="font-color" fo:font-weight="bold" officeooo:rsid="001c5601" officeooo:paragraph-rsid="001c5601" style:font-name-asian="Liberation Mono" style:font-size-asian="10pt" style:font-weight-asian="bold" style:font-name-complex="Liberation Mono" style:font-size-complex="10pt" style:font-weight-complex="bold"/>
    </style:style>
    <style:style style:name="P5" style:family="paragraph" style:parent-style-name="Preformatted_20_Text">
      <style:paragraph-properties fo:line-height="200%"/>
    </style:style>
    <style:style style:name="P6" style:family="paragraph" style:parent-style-name="Preformatted_20_Text">
      <style:paragraph-properties fo:line-height="200%"/>
      <style:text-properties officeooo:paragraph-rsid="001c5601"/>
    </style:style>
    <style:style style:name="P7" style:family="paragraph" style:parent-style-name="Preformatted_20_Text">
      <style:paragraph-properties fo:line-height="200%" fo:text-align="end" style:justify-single-word="false"/>
      <style:text-properties style:text-underline-style="none" fo:font-weight="bold" officeooo:rsid="001dce52" officeooo:paragraph-rsid="001dce52" style:font-weight-asian="bold" style:font-weight-complex="bold"/>
    </style:style>
    <style:style style:name="P8" style:family="paragraph" style:parent-style-name="Preformatted_20_Text">
      <style:paragraph-properties fo:line-height="200%"/>
      <style:text-properties style:text-underline-style="none" fo:font-weight="bold" officeooo:rsid="001dce52" officeooo:paragraph-rsid="001dce52" style:font-weight-asian="bold" style:font-weight-complex="bold"/>
    </style:style>
    <style:style style:name="P9" style:family="paragraph" style:parent-style-name="Preformatted_20_Text">
      <style:paragraph-properties fo:line-height="200%"/>
      <style:text-properties style:text-underline-style="none" fo:font-weight="bold" officeooo:paragraph-rsid="001dce52" style:font-weight-asian="bold" style:font-weight-complex="bold"/>
    </style:style>
    <style:style style:name="P10" style:family="paragraph" style:parent-style-name="Preformatted_20_Text">
      <style:paragraph-properties fo:line-height="200%" fo:break-before="page"/>
      <style:text-properties style:text-underline-style="solid" style:text-underline-width="auto" style:text-underline-color="font-color" officeooo:paragraph-rsid="001c5601"/>
    </style:style>
    <style:style style:name="P11" style:family="paragraph" style:parent-style-name="Preformatted_20_Text">
      <style:paragraph-properties fo:line-height="200%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Preformatted_20_Text">
      <style:paragraph-properties fo:line-height="200%" fo:break-before="page"/>
      <style:text-properties style:text-underline-style="solid" style:text-underline-width="auto" style:text-underline-color="font-color" fo:font-weight="bold" officeooo:paragraph-rsid="001c5601" style:font-weight-asian="bold" style:font-weight-complex="bold"/>
    </style:style>
    <style:style style:name="P13" style:family="paragraph" style:parent-style-name="Preformatted_20_Text">
      <style:paragraph-properties fo:line-height="200%" fo:break-before="page"/>
    </style:style>
    <style:style style:name="P14" style:family="paragraph" style:parent-style-name="Preformatted_20_Text">
      <style:paragraph-properties fo:line-height="200%" fo:break-before="page"/>
      <style:text-properties fo:font-weight="bold" officeooo:paragraph-rsid="001c5601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officeooo:rsid="001c5601" style:font-weight-asian="bold" style:font-weight-complex="bold"/>
    </style:style>
    <style:style style:name="T4" style:family="text">
      <style:text-properties officeooo:rsid="001dce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allen Shurtleff</text:p>
      <text:p text:style-name="P8">For Mr. Francis,</text:p>
      <text:p text:style-name="P9"><text:span text:style-name="T4">This is a collection of room descriptions from my project, The HOUSE Project.</text:span></text:p>
      <text:p text:style-name="P2">The Attic</text:p>
      <text:p text:style-name="P5"><text:s text:c="2"/>This side of the attic is cluttered with</text:p>
      <text:p text:style-name="P5">lots of different boxes, shelves, and assorted</text:p>
      <text:p text:style-name="P5">items barely contained by them. <text:s/>The window</text:p>
      <text:p text:style-name="P6">in the wall looks out toward the backyard.</text:p>
      <text:p text:style-name="P6"/>
      <text:p text:style-name="P3">South Attic</text:p>
      <text:p text:style-name="P6"><text:tab/>A hidden little room, split off from the main attic by </text:p>
      <text:p text:style-name="P5">that wall of boxes. <text:s/>A while back someone came here to clean </text:p>
      <text:p text:style-name="P5">things up, and coincidentally built the box wall. <text:s/>Inspired, </text:p>
      <text:p text:style-name="P5">they made the hidden entrance and outfitted the room as a place </text:p>
      <text:p text:style-name="P5">for secluded thought. <text:s/>Now you have found it a snug study </text:p>
      <text:p text:style-name="P5">complete with a minifridge and rocking chair. <text:s/>Under the window </text:p>
      <text:p text:style-name="P5">is a cracked urn, sitting by the beanbag in the corner. <text:s/>A small</text:p>
      <text:p text:style-name="P5">bookshelf lies opposite the fridge, but the only way out is the</text:p>
      <text:p text:style-name="P5">entrance.</text:p>
      <text:p text:style-name="P5"/>
      <text:p text:style-name="P2">By a Pile of Crates</text:p>
      <text:p text:style-name="P5"><text:tab/>Behind a pile of metal pipes, there is a little room in</text:p>
      <text:p text:style-name="P5">this part of the basement. <text:s/>A large jumble of crates lays in a </text:p>
      <text:p text:style-name="P5">dark corner, barely illuminated by the oil lamp on the wall. <text:s/></text:p>
      <text:p text:style-name="P5">There is a little hole in the wall to the west, but you'll have</text:p>
      <text:p text:style-name="P5">to climb over the crates to get to it. <text:s/>Your $v_feet crunch the</text:p>
      <text:p text:style-name="P5">gravel underneath, as you look around in the flickering light.</text:p>
      <text:p text:style-name="P5"/>
      <text:p text:style-name="P3">Dark Basement</text:p>
      <text:p text:style-name="P6"><text:tab/>You are in a small room right under the floor. <text:s/>The air </text:p>
      <text:p text:style-name="P5">is cool, and a little light comes in from the closed trapdoor </text:p>
      <text:p text:style-name="P5">above you. <text:s/>There is no right door. <text:s/>Also, you're stuck down here.</text:p>
      <text:p text:style-name="P13"><text:span text:style-name="T2">The Fleorf Room</text:span></text:p>
      <text:p text:style-name="P5"><text:tab/>The fluffy carpet in this room attracts your attention, </text:p>
      <text:p text:style-name="P5">but only briefly. <text:s/>After that moment, you realize that the </text:p>
      <text:p text:style-name="P5">entire room in made of a fluffy, pink carpet, covering the </text:p>
      <text:p text:style-name="P5">floor, walls, and ceiling. <text:s/>A Kerosene Lamp sits in the corner,</text:p>
      <text:p text:style-name="P5">keeping the room lit. <text:s/>The table it is sitting on is of </text:p>
      <text:p text:style-name="P5">mahogany, and despite the open flame and flammable surroundings,</text:p>
      <text:p text:style-name="P5"><text:s/>displays itself prominently in the center of the room.</text:p>
      <text:p text:style-name="P5"/>
      <text:p text:style-name="P5"><text:span text:style-name="T2">Dining Room</text:span>﻿</text:p>
      <text:p text:style-name="P5"><text:tab/>The Dining room has a great feel to it, like when you're</text:p>
      <text:p text:style-name="P5">eating breakfast. <text:s/>This massive table can sit twelve people all</text:p>
      <text:p text:style-name="P5">around. <text:s/>It fills most of the room, but leaves enough space for</text:p>
      <text:p text:style-name="P5">the knit oval rug you stand upon. <text:s/>Near you and against the wall</text:p>
      <text:p text:style-name="P5">is a Kelly Vendor, a useful device. <text:s/>On the opposite wall is the</text:p>
      <text:p text:style-name="P5">kitchen archway, and behind you is an entrance to Satirn Hall.</text:p>
      <text:p text:style-name="P5"><text:tab/>Finally, deluxe double glass doors present the west porch and</text:p>
      <text:p text:style-name="P5">yard. <text:s/>These are flanked by potted bamboo and they let in light </text:p>
      <text:p text:style-name="P5">during the evening time when the sun sets at dinner.</text:p>
      <text:p text:style-name="P5"/>
      <text:p text:style-name="P2">Downstairs Bathroom</text:p>
      <text:p text:style-name="P5"><text:tab/>A modest bathroom, having a white shelf over the toilet</text:p>
      <text:p text:style-name="P5">on one side, and a clean sink on the other. <text:s/>A framed mirror </text:p>
      <text:p text:style-name="P5">hangs over the sink, lit by a metal light bar.</text:p>
      <text:p text:style-name="P5"/>
      <text:p text:style-name="P2">Entryway of House</text:p>
      <text:p text:style-name="P5"><text:tab/>This is the Entryway. <text:s/>There are some shoes here, a coat</text:p>
      <text:p text:style-name="P5">rack, and two doors. <text:s/>One goes out, the other goes to the </text:p>
      <text:p text:style-name="P6">hallway.</text:p>
      <text:p text:style-name="P6"/>
      <text:p text:style-name="P14"><text:span text:style-name="T1">Kitchen</text:span></text:p>
      <text:p text:style-name="P6"><text:tab/>The kitchen is a utilitarian room, bordered by a heavy-</text:p>
      <text:p text:style-name="P5">duty granite counter. <text:s/>The counter is interrupted at places by a </text:p>
      <text:p text:style-name="P5">stove, fridge, dishwasher, and sink. <text:s/>The space under the counter </text:p>
      <text:p text:style-name="P5">is composed of cabinets full of dishes and food preparation </text:p>
      <text:p text:style-name="P5">tools. Above the counter there are even more cabinets. <text:s/>Despite </text:p>
      <text:p text:style-name="P5">this cabinet obsession, the strip of visible wall is decorated </text:p>
      <text:p text:style-name="P5">with black and white tiles. <text:s/>There is a door to the walk-in </text:p>
      <text:p text:style-name="P5">Pantry and a larger archway open directly to the Dining Room, </text:p>
      <text:p text:style-name="P5">where the food made here will be served.</text:p>
      <text:p text:style-name="P5"/>
      <text:p text:style-name="P4">Mudroom</text:p>
      <text:p text:style-name="P5"><text:tab/>It is somewhat cooler in <text:s/>here, as the mudroom is shaded</text:p>
      <text:p text:style-name="P5">by some beech trees outside. <text:s/>You can see them through a high </text:p>
      <text:p text:style-name="P5">window in the brick wall. <text:s/>The main counter is clean, having a </text:p>
      <text:p text:style-name="P5">built-in washing machine and sink. <text:s/>There is also a broom </text:p>
      <text:p text:style-name="P5">closet under the window, and the trapdoor to the basement.</text:p>
      <text:p text:style-name="P5"/>
      <text:p text:style-name="P2">Pantry</text:p>
      <text:p text:style-name="P5"><text:tab/>This is a walk-in pantry, where food is stored until </text:p>
      <text:p text:style-name="P5">eaten. <text:s/>There are shelves on either side, and a chest at the end</text:p>
      <text:p text:style-name="P5">opposite the door. <text:s/>Food from the garden and orchard is brought</text:p>
      <text:p text:style-name="P5">in here, but soon some hungry guy is gonna try to take it all </text:p>
      <text:p text:style-name="P5">for personal use. <text:s/>At least say thank you when your done!</text:p>
      <text:p text:style-name="P5"/>
      <text:p text:style-name="P2">Satirn Hall</text:p>
      <text:p text:style-name="P5"><text:tab/>The Satirn Hall, spacious and ornate, extends the length</text:p>
      <text:p text:style-name="P5">of the house. <text:s/>It ends on one side with an entryway, while on </text:p>
      <text:p text:style-name="P5">the other end, there is an archway to the sun-lit stairwell. <text:s/></text:p>
      <text:p text:style-name="P5">Many doors leave this hall, going to various parts of the first </text:p>
      <text:p text:style-name="P5">floor of the house.</text:p>
      <text:p text:style-name="P5"/>
      <text:p text:style-name="P2"><text:soft-page-break/>Sitting room</text:p>
      <text:p text:style-name="P5"><text:tab/>The sitting room is casual and sleepy. <text:s/>Mainly, a large</text:p>
      <text:p text:style-name="P5">fireplace for long conversations after dinner. <text:s/>Around it are a</text:p>
      <text:p text:style-name="P5">number of plump couches and hearty armchairs. <text:s/>A little</text:p>
      <text:p text:style-name="P5">bookshelf packed with classics in the corner, and several lamps</text:p>
      <text:p text:style-name="P5">around for reading light. <text:s/>A big window helps to keep the room</text:p>
      <text:p text:style-name="P5">bright in the summer time, when a fire would make the room a</text:p>
      <text:p text:style-name="P5">little warm. <text:s/>Next to the door there is a decorative china </text:p>
      <text:p text:style-name="P5">cabinet and a record player for some music.</text:p>
      <text:p text:style-name="P5"/>
      <text:p text:style-name="P2">The Standing Room</text:p>
      <text:p text:style-name="P5"><text:tab/>It is very light here. <text:s/>A large window allows the sun's </text:p>
      <text:p text:style-name="P5">rays shine through. <text:s/>A table, centered in the room, receives the</text:p>
      <text:p text:style-name="P5">light in a dignified way. <text:s/>You feel that this is a place to do </text:p>
      <text:p text:style-name="P5">business. <text:s/>To be cheerful, yet enterprising and diligent. <text:s/>The </text:p>
      <text:p text:style-name="P5">tall table is empty, and it looks like it can be used for a </text:p>
      <text:p text:style-name="P5">meeting place.</text:p>
      <text:p text:style-name="P5"><text:tab/>A potted fern sits next to a bookshelf in one corner. <text:s/></text:p>
      <text:p text:style-name="P5">The other is occupied by a matching fern, with a filing cabinet </text:p>
      <text:p text:style-name="P5">and a wooden writing desk. <text:s/>A note covered bulletin hangs on the</text:p>
      <text:p text:style-name="P5">wall opposite the window. <text:s/>Hanging under it is a little wire </text:p>
      <text:p text:style-name="P5">tray, holding paper notes and some pens. <text:s/>A potted cactus with a</text:p>
      <text:p text:style-name="P5">spout on it's base sits next to one door, and the other goes out</text:p>
      <text:p text:style-name="P5">to the hall.</text:p>
      <text:p text:style-name="P5"/>
      <text:p text:style-name="P1"><text:span text:style-name="T3"/></text:p>
      <text:p text:style-name="P10"><text:span text:style-name="T3">Back Porch</text:span></text:p>
      <text:p text:style-name="P5"><text:tab/>You are on a porch over looking the expansive yard </text:p>
      <text:p text:style-name="P5">behind the house. <text:s/>This porch is large, and extends both </text:p>
      <text:p text:style-name="P5">directions around the House. <text:s/>The floor boards are stained </text:p>
      <text:p text:style-name="P5">bronze, and the square columns are painted white, as well as the</text:p>
      <text:p text:style-name="P5">ceiling. <text:s/>There is a set of steps that connect to a brick path </text:p>
      <text:p text:style-name="P5">through the back yard. <text:s/>On the wall, there is a door into the </text:p>
      <text:p text:style-name="P5">House, and several windows.</text:p>
      <text:p text:style-name="P5"/>
      <text:p text:style-name="P2">Blue Bedroom</text:p>
      <text:p text:style-name="P5"><text:tab/>The blue bedroom is small, cozy, and VERY blue.</text:p>
      <text:p text:style-name="P5">The walls are painted blue, the bed has blue </text:p>
      <text:p text:style-name="P5">covers, and a sky blue pillow lays on it. <text:s/>The lumpy rug </text:p>
      <text:p text:style-name="P5">is also blue, along with the shelf, light, curtains,</text:p>
      <text:p text:style-name="P5">and just about every thing in the room.</text:p>
      <text:p text:style-name="P5"/>
      <text:p text:style-name="P2">The Closet</text:p>
      <text:p text:style-name="P5"><text:tab/>You are in the closet. <text:s/>You close the door, and it gets </text:p>
      <text:p text:style-name="P5">dark. <text:s/>The only light comes the cracks in the door frame, dimly</text:p>
      <text:p text:style-name="P5">illuminating the small, packed room. <text:s/>The walls , well, you </text:p>
      <text:p text:style-name="P5">can't see them. <text:s/>Masses of storage and forgotten items cover the </text:p>
      <text:p text:style-name="P5">shelves with an odd, emergent order. <text:s/>Old files hang on little </text:p>
      <text:p text:style-name="P5">racks in one corner, and over there, you see a dusty boombox. </text:p>
      <text:p text:style-name="P5"><text:tab/>These items obscure the wall very much, and after a </text:p>
      <text:p text:style-name="P5">little searching, you still can't find it. <text:s/>It makes you wonder: </text:p>
      <text:p text:style-name="P5">What color is the wall? Is the wall okay? Is it hurt? Why is it </text:p>
      <text:p text:style-name="P5">hiding behind messes of antique in a dark closet? These thoughts</text:p>
      <text:p text:style-name="P5">make you feel for the wall immensely.</text:p>
      <text:p text:style-name="P5"><text:tab/>The light from the door beckons for you to come back out </text:p>
      <text:p text:style-name="P5">into the brightly lit hallway, and be happy again.</text:p>
      <text:p text:style-name="P5"/>
      <text:p text:style-name="P2"/>
      <text:p text:style-name="P11">Green Bedroom</text:p>
      <text:p text:style-name="P5"><text:tab/>The green bedroom is cozy, and unlike the</text:p>
      <text:p text:style-name="P5">Blue bedroom, the Green bedroom is not </text:p>
      <text:p text:style-name="P5">COMPLETELY green. <text:s/>There is a nice wooden bed</text:p>
      <text:p text:style-name="P5">with green covers and brown sheets, and curtains </text:p>
      <text:p text:style-name="P5">covering the window, letting in a nice atmosphere</text:p>
      <text:p text:style-name="P5">of light.</text:p>
      <text:p text:style-name="P5"/>
      <text:p text:style-name="P2">Master Bath</text:p>
      <text:p text:style-name="P5"><text:tab/>You're in a fairly small, but also fancy, bathroom. <text:s/>All</text:p>
      <text:p text:style-name="P5">of the normal fixtures are in here, such as a toilet, sink, </text:p>
      <text:p text:style-name="P5">shower, tub, and towel hooks. <text:s/>The mirror over the sink is well </text:p>
      <text:p text:style-name="P5">polished and raised out from the wall about a few inches, and </text:p>
      <text:p text:style-name="P5">has a latch on the side. <text:s/>The sink and toilet share one side, </text:p>
      <text:p text:style-name="P5">while the shower takes up the other. </text:p>
      <text:p text:style-name="P5"/>
      <text:p text:style-name="P3">Master Bedroom</text:p>
      <text:p text:style-name="P6"><text:tab/>This bedroom is peaceful and bright, so you start to </text:p>
      <text:p text:style-name="P5">relax. <text:s/>In the middle of the far wall, there is a double window </text:p>
      <text:p text:style-name="P5">bordered by curtains. <text:s/>There is a sizable bed under the window, </text:p>
      <text:p text:style-name="P5">which is made up with soft blankets and a brown quilt. <text:s/>The wall</text:p>
      <text:p text:style-name="P5">opposite the door has wardrobe and a shelf next to each other, </text:p>
      <text:p text:style-name="P5">separated by a stack of boxes. <text:s/>There is also a fine, cedar </text:p>
      <text:p text:style-name="P5">dresser next to the bed on the wall side. <text:s/>This room has walls </text:p>
      <text:p text:style-name="P5">painted a yellow-pink color, with classic trim around the door </text:p>
      <text:p text:style-name="P5">and window. <text:s/>The hardwood floor is covered by a thick carpet the</text:p>
      <text:p text:style-name="P5">length of the room.</text:p>
      <text:p text:style-name="P5"/>
      <text:p text:style-name="P1"/>
      <text:p text:style-name="P12">OVER HALL</text:p>
      <text:p text:style-name="P5"><text:tab/>This hallway is long and imposing. <text:s/>The floor is made of</text:p>
      <text:p text:style-name="P5">sheet metal, and covered with a thin carpet. <text:s/>There are many </text:p>
      <text:p text:style-name="P5">doors going out of the hall, and an archway at the end.</text:p>
      <text:p text:style-name="P5"/>
      <text:p text:style-name="P2">Red Bedroom</text:p>
      <text:p text:style-name="P5"><text:tab/>The room reminds you of a brilliant sunset. <text:s/>The </text:p>
      <text:p text:style-name="P5">furniture in shades of red, orange, and purple, compliments </text:p>
      <text:p text:style-name="P5">the lilac walls of this bedroom. <text:s/>There is a bed, a nightstand,</text:p>
      <text:p text:style-name="P5">some mirrors, and also a large case of glass marbles and beads</text:p>
      <text:p text:style-name="P5">in one corner. <text:s/>The prominent display case holds a mix of </text:p>
      <text:p text:style-name="P5">mysterious metallic items and glass spheres about the size of a </text:p>
      <text:p text:style-name="P5">soccer ball. <text:s/>There is also a shelf holding boring items like </text:p>
      <text:p text:style-name="P5">books and some hats. <text:s/>The room is somewhat lit by a few lamps </text:p>
      <text:p text:style-name="P5">and many candles around the room. A large window on the back </text:p>
      <text:p text:style-name="P5">wall also helps with illumination.</text:p>
      <text:p text:style-name="P5"/>
      <text:p text:style-name="P2">Stairs</text:p>
      <text:p text:style-name="P5"><text:tab/>You enter the tall, spacious stairwell.</text:p>
      <text:p text:style-name="P5">It has an odd yellow color, the stairs spiraling</text:p>
      <text:p text:style-name="P5">around their center. <text:s/>The windows light up dusty</text:p>
      <text:p text:style-name="P5">air, making the walls feel close. <text:s/>You feel like</text:p>
      <text:p text:style-name="P5">you aren't on ANY floor,</text:p>
      <text:p text:style-name="P5">neither up nor down,</text:p>
      <text:p text:style-name="P5">but somewhere between.</text:p>
      <text:p text:style-name="P5"/>
      <text:p text:style-name="P2"/>
      <text:p text:style-name="P11">Back Yard - Middle North Area</text:p>
      <text:p text:style-name="P5"><text:tab/>As you're wandering down a path in the backyard, it goes through </text:p>
      <text:p text:style-name="P5">a lush plot of grass that is bordered by squat, leafy bushes.</text:p>
      <text:p text:style-name="P5">A lone ornamental piece stands in a stone square to the south. It </text:p>
      <text:p text:style-name="P5">appears to be a statue of a hero of old. </text:p>
      <text:p text:style-name="P5"><text:tab/>The flower beds around the square are in need of some care and </text:p>
      <text:p text:style-name="P5">love, but they look great anyway; with all sorts of life taking </text:p>
      <text:p text:style-name="P5">skittering in the growth. Vines and roots have already begun to </text:p>
      <text:p text:style-name="P5">crawl their way over and around the square, eager to climb up the </text:p>
      <text:p text:style-name="P5">statue.</text:p>
      <text:p text:style-name="P5"/>
      <text:p text:style-name="P2">Back Yard - Middle South Area</text:p>
      <text:p text:style-name="P5"><text:tab/>This part of the back yard is marked by a pool of water </text:p>
      <text:p text:style-name="P5">next to the brick path you are strolling down. <text:s/>Bordered by the</text:p>
      <text:p text:style-name="P5">lush lawn around it, the ornamental pool ripples slightly as </text:p>
      <text:p text:style-name="P5">the water in it is refreshed. <text:s/>On the other side of the path, </text:p>
      <text:p text:style-name="P5">there are a couple rows of fruit trees, that comprise the </text:p>
      <text:p text:style-name="P5">orchard. <text:s/>The path starts at the House's back porch, and goes </text:p>
      <text:p text:style-name="P5">north towards the end of the yard. <text:s/>A little trail leads east </text:p>
      <text:p text:style-name="P5">into the orchard, where shade and fruit abound.</text:p>
      <text:p text:style-name="P5"/>
      <text:p text:style-name="P2">Back Yard - North West Area</text:p>
      <text:p text:style-name="P5"><text:tab/>You’re on a square platform of brick, near the edge of </text:p>
      <text:p text:style-name="P5">the plateau of the backyard. <text:s/>It forms the top of an </text:p>
      <text:p text:style-name="P5">amphitheater embedded in the hillside. <text:s/>The Amphitheater is a </text:p>
      <text:p text:style-name="P5">stone structure shaped like a half-circle, having seating up the</text:p>
      <text:p text:style-name="P5">slope, around a circular ring. <text:s/>Across that ring, there are </text:p>
      <text:p text:style-name="P5">several low lying rooms slightly in <text:s/>the ground. <text:s/>Beyond that, </text:p>
      <text:p text:style-name="P5">the tall grass transitions in to the forest surrounding the</text:p>
      <text:p text:style-name="P5">House.</text:p>
      <text:p text:style-name="P5"><text:tab/>This square has a short wall, meant for looking over, </text:p>
      <text:p text:style-name="P5">on it's western edge. <text:s/>Two stone benches face each other across</text:p>
      <text:p text:style-name="P5"><text:soft-page-break/>the square, and one has an ornamental fountain behind it. <text:s/>A </text:p>
      <text:p text:style-name="P5">brick path leaves the square to the east, going toward a large</text:p>
      <text:p text:style-name="P5">statue. <text:s/>The slope is steep, but there is a thin trail south-</text:p>
      <text:p text:style-name="P5">west down the side of the slope. <text:s/>You can also see a shady </text:p>
      <text:p text:style-name="P5">garden to the south, behind the bench.</text:p>
      <text:p text:style-name="P6"><text:span text:style-name="T2"/></text:p>
      <text:p text:style-name="P6"><text:span text:style-name="T2">Backyard Shed</text:span></text:p>
      <text:p text:style-name="P5"><text:tab/>Inside the blue shed, you look over an assortment of</text:p>
      <text:p text:style-name="P5">garden and lawn tools, bags of seeds and dirt, flower</text:p>
      <text:p text:style-name="P5">pots, and more. <text:s/>Notably, there is a lawn mower and a</text:p>
      <text:p text:style-name="P5">scythe hanging in the corner with several rakes and shovels.</text:p>
      <text:p text:style-name="P5"><text:tab/>The air is musty, and the light from the windows is mostly</text:p>
      <text:p text:style-name="P5">blocked out. <text:s/>There is a weathered ladder up to the shed's</text:p>
      <text:p text:style-name="P5">loft. Besides the normal, little garden statuettes</text:p>
      <text:p text:style-name="P5">of gnomes, fairies, and stuff, there is a odd statue of an</text:p>
      <text:p text:style-name="P5">Italian man wearing a hat with an M. <text:s/>He appears to be</text:p>
      <text:p text:style-name="P5">shooting a fireball out of his hand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Quicksand Medium" svg:font-family="'Quicksand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1T20:01:00.239447912</dc:date>
    <meta:editing-duration>PT2H39M32S</meta:editing-duration>
    <meta:editing-cycles>2</meta:editing-cycles>
    <meta:generator>LibreOffice/7.0.4.2$Linux_AARCH64 LibreOffice_project/00$Build-2</meta:generator>
    <meta:document-statistic meta:table-count="0" meta:image-count="0" meta:object-count="0" meta:page-count="9" meta:paragraph-count="228" meta:word-count="2120" meta:character-count="11386" meta:non-whitespace-character-count="9264"/>
  </office:meta>
</office:document-meta>
</file>